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orizationService.register( AuthorizationEntry entry , Map &lt; String , ?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Service.match( AuthorizationEntry entry , String endpoint , QName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orizationService.compare( AuthorizationEntry o1 , AuthorizationEntry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uthorizationService.DefaultAuthorization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AuthorizationService.unregister( AuthorizationEntry entry , Map &lt; String , ?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Service.match( String acl , String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Service.match( QName acl , QNam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orizationService.getAcls( String endpoint , QName ope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